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5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9270833333333cm" style:use-optimal-column-width="true"/>
    </style:style>
    <style:style style:name="co2" style:family="table-column">
      <style:table-column-properties fo:break-before="auto" style:column-width="7.91104166666667cm" style:use-optimal-column-width="true"/>
    </style:style>
    <style:style style:name="co3" style:family="table-column">
      <style:table-column-properties fo:break-before="auto" style:column-width="5.21229166666667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20145833333333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8.75770833333333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35625cm"/>
    </style:style>
    <style:style style:name="co14" style:family="table-column">
      <style:table-column-properties fo:break-before="auto" style:column-width="4.78895833333333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44375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9" style:base-cell-address="Data_Sheet.B4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9" style:base-cell-address="Data_Sheet.B6"/>
      <style:map style:condition="is-true-formula(msoxl:AND(NOT(ISBLANK($A6)),ISBLANK(B6)))" style:apply-style-name="cf9" style:base-cell-address="Data_Sheet.B6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9" style:base-cell-address="Data_Sheet.C4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9" style:base-cell-address="Data_Sheet.C6"/>
      <style:map style:condition="is-true-formula(msoxl:AND(NOT(ISBLANK(A6)),ISBLANK(C6)))" style:apply-style-name="cf9" style:base-cell-address="Data_Sheet.C6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9" style:base-cell-address="Data_Sheet.B8"/>
      <style:map style:condition="is-true-formula(msoxl:AND(NOT(ISBLANK($A8)),ISBLANK(B8)))" style:apply-style-name="cf9" style:base-cell-address="Data_Sheet.B8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9" style:base-cell-address="Data_Sheet.B7"/>
      <style:map style:condition="is-true-formula(msoxl:AND(NOT(ISBLANK($A7)),ISBLANK(B7)))" style:apply-style-name="cf9" style:base-cell-address="Data_Sheet.B7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9" style:base-cell-address="Data_Sheet.B8"/>
      <style:map style:condition="is-true-formula(msoxl:AND(NOT(ISBLANK($A9)),ISBLANK(B9)))" style:apply-style-name="cf9" style:base-cell-address="Data_Sheet.B9"/>
      <style:map style:condition="is-true-formula(msoxl:AND(NOT(ISBLANK($A9)),ISBLANK(B9)))" style:apply-style-name="cf9" style:base-cell-address="Data_Sheet.B9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9" style:base-cell-address="Data_Sheet.C8"/>
      <style:map style:condition="is-true-formula(msoxl:AND(NOT(ISBLANK(A8)),ISBLANK(C8)))" style:apply-style-name="cf9" style:base-cell-address="Data_Sheet.C8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9" style:base-cell-address="Data_Sheet.C7"/>
      <style:map style:condition="is-true-formula(msoxl:AND(NOT(ISBLANK(A7)),ISBLANK(C7)))" style:apply-style-name="cf9" style:base-cell-address="Data_Sheet.C7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F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D4)),ISBLANK(E4)))" style:apply-style-name="cf9" style:base-cell-address="Data_Sheet.E4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9" style:base-cell-address="Data_Sheet.D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F4)),ISBLANK(G4)))" style:apply-style-name="cf9" style:base-cell-address="Data_Sheet.G4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H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J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H4)),ISBLANK(I4)))" style:apply-style-name="cf9" style:base-cell-address="Data_Sheet.I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9" style:base-cell-address="Data_Sheet.J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J4)),ISBLANK(K4)))" style:apply-style-name="cf9" style:base-cell-address="Data_Sheet.K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L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N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9" style:base-cell-address="Data_Sheet.L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L4)),ISBLANK(M4)))" style:apply-style-name="cf9" style:base-cell-address="Data_Sheet.M4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M4)))" style:apply-style-name="cf9" style:base-cell-address="Data_Sheet.M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N4)),ISBLANK(O4)))" style:apply-style-name="cf9" style:base-cell-address="Data_Sheet.O4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P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</style:style>
    <style:style style:name="ce10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9)),ISBLANK(P9)))" style:apply-style-name="cf9" style:base-cell-address="Data_Sheet.P9"/>
      <style:map style:condition="is-true-formula(msoxl:AND(NOT(ISBLANK(Q9)),ISBLANK(P9)))" style:apply-style-name="cf9" style:base-cell-address="Data_Sheet.P9"/>
      <style:map style:condition="is-true-formula(msoxl:AND(NOT(ISBLANK(Q9)),ISBLANK(P9)))" style:apply-style-name="cf9" style:base-cell-address="Data_Sheet.P9"/>
    </style:style>
    <style:style style:name="ce10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</style:style>
    <style:style style:name="ce10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P7)),ISBLANK(Q7)))" style:apply-style-name="cf9" style:base-cell-address="Data_Sheet.Q7"/>
      <style:map style:condition="is-true-formula(msoxl:AND(NOT(ISBLANK(P7)),ISBLANK(Q7)))" style:apply-style-name="cf9" style:base-cell-address="Data_Sheet.Q7"/>
      <style:map style:condition="is-true-formula(msoxl:AND(NOT(ISBLANK(P7)),ISBLANK(Q7)))" style:apply-style-name="cf9" style:base-cell-address="Data_Sheet.Q7"/>
    </style:style>
    <style:style style:name="ce10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</style:style>
    <style:style style:name="ce10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</style:style>
    <style:style style:name="ce10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</style:style>
    <style:style style:name="ce1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R4)),ISBLANK(Q4)))" style:apply-style-name="cf9" style:base-cell-address="Data_Sheet.Q4"/>
      <style:map style:condition="is-true-formula(msoxl:AND(NOT(ISBLANK(R4)),ISBLANK(Q4)))" style:apply-style-name="cf9" style:base-cell-address="Data_Sheet.Q4"/>
      <style:map style:condition="is-true-formula(msoxl:AND(NOT(ISBLANK(R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</style:style>
    <style:style style:name="ce1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R5)),ISBLANK(Q5)))" style:apply-style-name="cf9" style:base-cell-address="Data_Sheet.Q5"/>
      <style:map style:condition="is-true-formula(msoxl:AND(NOT(ISBLANK(R5)),ISBLANK(Q5)))" style:apply-style-name="cf9" style:base-cell-address="Data_Sheet.Q5"/>
      <style:map style:condition="is-true-formula(msoxl:AND(NOT(ISBLANK(R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</style:style>
    <style:style style:name="ce1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9" style:base-cell-address="Data_Sheet.R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</style:style>
    <style:style style:name="ce12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P8)),ISBLANK(Q8)))" style:apply-style-name="cf9" style:base-cell-address="Data_Sheet.Q8"/>
      <style:map style:condition="is-true-formula(msoxl:AND(NOT(ISBLANK(P8)),ISBLANK(Q8)))" style:apply-style-name="cf9" style:base-cell-address="Data_Sheet.Q8"/>
      <style:map style:condition="is-true-formula(msoxl:AND(NOT(ISBLANK(P8)),ISBLANK(Q8)))" style:apply-style-name="cf9" style:base-cell-address="Data_Sheet.Q8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</style:style>
    <style:style style:name="ce142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</style:style>
    <style:style style:name="ce14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AA5)),ISBLANK(Z5)))" style:apply-style-name="cf9" style:base-cell-address="Data_Sheet.Z5"/>
    </style:style>
    <style:style style:name="ce14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</style:style>
    <style:style style:name="ce14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</style:style>
    <style:style style:name="ce146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</style:style>
    <style:style style:name="ce14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</style:style>
    <style:style style:name="ce14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AA4)),ISBLANK(Z4)))" style:apply-style-name="cf9" style:base-cell-address="Data_Sheet.Z4"/>
      <style:map style:condition="is-true-formula(msoxl:AND(NOT(ISBLANK(AA4)),ISBLANK(Z4)))" style:apply-style-name="cf9" style:base-cell-address="Data_Sheet.Z4"/>
    </style:style>
    <style:style style:name="ce14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C4)),ISBLANK(AB4)))" style:apply-style-name="cf9" style:base-cell-address="Data_Sheet.AB4"/>
      <style:map style:condition="is-true-formula(msoxl:AND(NOT(ISBLANK(AC4)),ISBLANK(AB4)))" style:apply-style-name="cf9" style:base-cell-address="Data_Sheet.AB4"/>
    </style:style>
    <style:style style:name="ce150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</style:style>
    <style:style style:name="ce15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</style:style>
    <style:style style:name="ce1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</style:style>
    <style:style style:name="ce1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</style:style>
    <style:style style:name="ce1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</style:style>
    <style:style style:name="ce1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</style:style>
    <style:style style:name="ce16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9" style:base-cell-address="Data_Sheet.AC4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</style:style>
    <style:style style:name="ce16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C5)),ISBLANK(AB5)))" style:apply-style-name="cf9" style:base-cell-address="Data_Sheet.AB5"/>
    </style:style>
    <style:style style:name="ce16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</style:style>
    <style:style style:name="ce16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9" style:base-cell-address="Data_Sheet.AC6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</style:style>
    <style:style style:name="ce1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</style:style>
    <style:style style:name="ce1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</style:style>
    <style:style style:name="ce1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</style:style>
    <style:style style:name="ce1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</style:style>
    <style:style style:name="ce1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</style:style>
    <style:style style:name="ce1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6">
            <text:p>Organisation name</text:p>
          </table:table-cell>
          <table:table-cell office:value-type="string" table:number-columns-spanned="1" table:number-rows-spanned="3" table:content-validation-name="val2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19">
            <text:p>Ministerial Department</text:p>
          </table:table-cell>
          <table:table-cell office:value-type="string" table:style-name="ce21">
            <text:p>Home Office</text:p>
          </table:table-cell>
          <table:table-cell office:value-type="float" office:value="7822" table:style-name="ce30">
            <text:p>7822</text:p>
          </table:table-cell>
          <table:table-cell office:value-type="float" office:value="6962.680000000003" table:style-name="ce33">
            <text:p>6962.68</text:p>
          </table:table-cell>
          <table:table-cell office:value-type="float" office:value="12263" table:style-name="ce50">
            <text:p>12263</text:p>
          </table:table-cell>
          <table:table-cell office:value-type="float" office:value="11244.790000000041" table:style-name="ce51">
            <text:p>11244.79</text:p>
          </table:table-cell>
          <table:table-cell office:value-type="float" office:value="6714" table:style-name="ce53">
            <text:p>6714</text:p>
          </table:table-cell>
          <table:table-cell office:value-type="float" office:value="6465.180000000003" table:style-name="ce66">
            <text:p>6465.18</text:p>
          </table:table-cell>
          <table:table-cell office:value-type="float" office:value="2284" table:style-name="ce68">
            <text:p>2284</text:p>
          </table:table-cell>
          <table:table-cell office:value-type="float" office:value="2231.7400000000002" table:style-name="ce69">
            <text:p>2231.74</text:p>
          </table:table-cell>
          <table:table-cell office:value-type="float" office:value="235" table:style-name="ce83">
            <text:p>235</text:p>
          </table:table-cell>
          <table:table-cell office:value-type="float" office:value="233.36" table:style-name="ce86">
            <text:p>233.36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9318" table:content-validation-name="val2" table:style-name="ce108">
            <text:p>29,318</text:p>
          </table:table-cell>
          <table:table-cell office:value-type="float" office:value="27137.750000000051" table:content-validation-name="val2" table:style-name="ce109">
            <text:p>27,138</text:p>
          </table:table-cell>
          <table:table-cell office:value-type="float" office:value="1729" table:style-name="ce111">
            <text:p>1729</text:p>
          </table:table-cell>
          <table:table-cell office:value-type="float" office:value="1565.0099999999952" table:style-name="ce120">
            <text:p>1565.01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1729" table:style-name="ce148">
            <text:p>1,729</text:p>
          </table:table-cell>
          <table:table-cell office:value-type="float" office:value="1565.0099999999952" table:style-name="ce146">
            <text:p>1,565.01</text:p>
          </table:table-cell>
          <table:table-cell office:value-type="float" office:value="31047" table:content-validation-name="val2" table:style-name="ce149">
            <text:p>31,047</text:p>
          </table:table-cell>
          <table:table-cell office:value-type="float" office:value="28702.760000000046" table:content-validation-name="val2" table:style-name="ce167">
            <text:p>28,703</text:p>
          </table:table-cell>
          <table:table-cell office:value-type="currency" office:value="71403928.599999994" table:content-validation-name="val1" table:style-name="ce10">
            <text:p>£71,403,928.60</text:p>
          </table:table-cell>
          <table:table-cell office:value-type="currency" office:value="7122002.3799999906" table:content-validation-name="val1" table:style-name="ce10">
            <text:p>£7,122,002.38</text:p>
          </table:table-cell>
          <table:table-cell office:value-type="currency" office:value="143134.34" table:content-validation-name="val1" table:style-name="ce10">
            <text:p>£143,134.34</text:p>
          </table:table-cell>
          <table:table-cell office:value-type="currency" office:value="739978.58000000007" table:content-validation-name="val1" table:style-name="ce10">
            <text:p>£739,978.58</text:p>
          </table:table-cell>
          <table:table-cell office:value-type="currency" office:value="15080983.979999999" table:content-validation-name="val1" table:style-name="ce10">
            <text:p>£15,080,983.98</text:p>
          </table:table-cell>
          <table:table-cell office:value-type="currency" office:value="7703189.0299999993" table:content-validation-name="val1" table:style-name="ce10">
            <text:p>£7,703,189.03</text:p>
          </table:table-cell>
          <table:table-cell office:value-type="currency" office:value="102193216.91" table:style-name="ce11">
            <text:p>£102,193,216.91</text:p>
          </table:table-cell>
          <table:table-cell office:value-type="currency" office:value="6267999.7800000003" table:content-validation-name="val1" table:style-name="ce12">
            <text:p>£6,267,999.78</text:p>
          </table:table-cell>
          <table:table-cell office:value-type="currency" office:value="494051.95999999985" table:content-validation-name="val1" table:style-name="ce12">
            <text:p>£494,051.96</text:p>
          </table:table-cell>
          <table:table-cell office:value-type="currency" office:value="6762051.7400000002" table:style-name="ce11">
            <text:p>£6,762,051.74</text:p>
          </table:table-cell>
          <table:table-cell office:value-type="currency" office:value="108955268.64999999" table:style-name="ce13">
            <text:p>£108,955,268.65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384" table:style-name="ce31">
            <text:p>384</text:p>
          </table:table-cell>
          <table:table-cell office:value-type="float" office:value="312.81" table:style-name="ce32">
            <text:p>312.81</text:p>
          </table:table-cell>
          <table:table-cell office:value-type="float" office:value="237" table:style-name="ce49">
            <text:p>237</text:p>
          </table:table-cell>
          <table:table-cell office:value-type="float" office:value="220.2" table:style-name="ce52">
            <text:p>220.2</text:p>
          </table:table-cell>
          <table:table-cell office:value-type="float" office:value="306" table:style-name="ce54">
            <text:p>306</text:p>
          </table:table-cell>
          <table:table-cell office:value-type="float" office:value="291.99" table:style-name="ce65">
            <text:p>291.99</text:p>
          </table:table-cell>
          <table:table-cell office:value-type="float" office:value="44" table:style-name="ce67">
            <text:p>44</text:p>
          </table:table-cell>
          <table:table-cell office:value-type="float" office:value="43.61" table:style-name="ce70">
            <text:p>43.61</text:p>
          </table:table-cell>
          <table:table-cell office:value-type="float" office:value="8" table:style-name="ce84">
            <text:p>8</text:p>
          </table:table-cell>
          <table:table-cell office:value-type="float" office:value="8" table:style-name="ce85">
            <text:p>8</text:p>
          </table:table-cell>
          <table:table-cell office:value-type="float" office:value="7" table:style-name="ce88">
            <text:p>7</text:p>
          </table:table-cell>
          <table:table-cell office:value-type="float" office:value="0.87" table:style-name="ce90">
            <text:p>0.87</text:p>
          </table:table-cell>
          <table:table-cell office:value-type="float" office:value="986" table:content-validation-name="val2" table:style-name="ce102">
            <text:p>986</text:p>
          </table:table-cell>
          <table:table-cell office:value-type="float" office:value="877.48" table:content-validation-name="val2" table:style-name="ce110">
            <text:p>877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24">
            <text:p>0</text:p>
          </table:table-cell>
          <table:table-cell office:value-type="float" office:value="3" table:style-name="ce134">
            <text:p>3</text:p>
          </table:table-cell>
          <table:table-cell office:value-type="float" office:value="3" table:style-name="ce136">
            <text:p>3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3" table:style-name="ce143">
            <text:p>3</text:p>
          </table:table-cell>
          <table:table-cell office:value-type="float" office:value="3" table:style-name="ce144">
            <text:p>3</text:p>
          </table:table-cell>
          <table:table-cell office:value-type="float" office:value="989" table:content-validation-name="val2" table:style-name="ce162">
            <text:p>989</text:p>
          </table:table-cell>
          <table:table-cell office:value-type="float" office:value="880.48" table:content-validation-name="val2" table:style-name="ce161">
            <text:p>880</text:p>
          </table:table-cell>
          <table:table-cell office:value-type="currency" office:value="1948364.4299999939" table:content-validation-name="val1" table:style-name="ce10">
            <text:p>£1,948,364.43</text:p>
          </table:table-cell>
          <table:table-cell office:value-type="currency" office:value="15971.470000000008" table:content-validation-name="val1" table:style-name="ce10">
            <text:p>£15,971.47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89165.06" table:content-validation-name="val1" table:style-name="ce10">
            <text:p>£89,165.06</text:p>
          </table:table-cell>
          <table:table-cell office:value-type="currency" office:value="397916.76000000088" table:content-validation-name="val1" table:style-name="ce10">
            <text:p>£397,916.76</text:p>
          </table:table-cell>
          <table:table-cell office:value-type="currency" office:value="190008.23999999953" table:content-validation-name="val1" table:style-name="ce10">
            <text:p>£190,008.24</text:p>
          </table:table-cell>
          <table:table-cell office:value-type="currency" office:value="2641425.9599999944" table:style-name="ce11">
            <text:p>£2,641,425.96</text:p>
          </table:table-cell>
          <table:table-cell office:value-type="currency" office:value="69433" table:content-validation-name="val1" table:style-name="ce12">
            <text:p>£69,433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69433" table:style-name="ce11">
            <text:p>£69,433.00</text:p>
          </table:table-cell>
          <table:table-cell office:value-type="currency" office:value="2710858.9599999944" table:style-name="ce13">
            <text:p>£2,710,858.96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235" table:style-name="ce29">
            <text:p>235</text:p>
          </table:table-cell>
          <table:table-cell office:value-type="float" office:value="229.8" table:style-name="ce34">
            <text:p>229.8</text:p>
          </table:table-cell>
          <table:table-cell office:value-type="float" office:value="478" table:style-name="ce41">
            <text:p>478</text:p>
          </table:table-cell>
          <table:table-cell office:value-type="float" office:value="466.1" table:style-name="ce48">
            <text:p>466.1</text:p>
          </table:table-cell>
          <table:table-cell office:value-type="float" office:value="246" table:style-name="ce55">
            <text:p>246</text:p>
          </table:table-cell>
          <table:table-cell office:value-type="float" office:value="241.2" table:style-name="ce56">
            <text:p>241.2</text:p>
          </table:table-cell>
          <table:table-cell office:value-type="float" office:value="45" table:style-name="ce59">
            <text:p>45</text:p>
          </table:table-cell>
          <table:table-cell office:value-type="float" office:value="45" table:style-name="ce78">
            <text:p>45</text:p>
          </table:table-cell>
          <table:table-cell office:value-type="float" office:value="7" table:style-name="ce80">
            <text:p>7</text:p>
          </table:table-cell>
          <table:table-cell office:value-type="float" office:value="7" table:style-name="ce81">
            <text:p>7</text:p>
          </table:table-cell>
          <table:table-cell office:value-type="float" office:value="0" table:style-name="ce97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1011" table:content-validation-name="val2" table:style-name="ce102">
            <text:p>1,011</text:p>
          </table:table-cell>
          <table:table-cell office:value-type="float" office:value="989.10000000000014" table:content-validation-name="val2" table:style-name="ce104">
            <text:p>989</text:p>
          </table:table-cell>
          <table:table-cell office:value-type="float" office:value="43" table:style-name="ce106">
            <text:p>43</text:p>
          </table:table-cell>
          <table:table-cell office:value-type="float" office:value="42.3" table:style-name="ce115">
            <text:p>42.3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30">
            <text:p>0</text:p>
          </table:table-cell>
          <table:table-cell office:value-type="float" office:value="1" table:style-name="ce131">
            <text:p>1</text:p>
          </table:table-cell>
          <table:table-cell office:value-type="float" office:value="1" table:style-name="ce157">
            <text:p>1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159">
            <text:p>0</text:p>
          </table:table-cell>
          <table:table-cell office:value-type="float" office:value="44" table:style-name="ce143">
            <text:p>44</text:p>
          </table:table-cell>
          <table:table-cell office:value-type="float" office:value="43.3" table:style-name="ce142">
            <text:p>43.30</text:p>
          </table:table-cell>
          <table:table-cell office:value-type="float" office:value="1055" table:content-validation-name="val2" table:style-name="ce162">
            <text:p>1,055</text:p>
          </table:table-cell>
          <table:table-cell office:value-type="float" office:value="1032.4000000000001" table:content-validation-name="val2" table:style-name="ce163">
            <text:p>1,032</text:p>
          </table:table-cell>
          <table:table-cell office:value-type="currency" office:value="2678290.39" table:content-validation-name="val1" table:style-name="ce10">
            <text:p>£2,678,290.39</text:p>
          </table:table-cell>
          <table:table-cell office:value-type="currency" office:value="123637.81999999999" table:content-validation-name="val1" table:style-name="ce10">
            <text:p>£123,637.82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24422" table:content-validation-name="val1" table:style-name="ce10">
            <text:p>£24,422.00</text:p>
          </table:table-cell>
          <table:table-cell office:value-type="currency" office:value="551799.6" table:content-validation-name="val1" table:style-name="ce10">
            <text:p>£551,799.60</text:p>
          </table:table-cell>
          <table:table-cell office:value-type="currency" office:value="294850.21000000002" table:content-validation-name="val1" table:style-name="ce10">
            <text:p>£294,850.21</text:p>
          </table:table-cell>
          <table:table-cell office:value-type="currency" office:value="3673000.02" table:style-name="ce11">
            <text:p>£3,673,000.02</text:p>
          </table:table-cell>
          <table:table-cell office:value-type="currency" office:value="113502" table:content-validation-name="val1" table:style-name="ce12">
            <text:p>£113,502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113502" table:style-name="ce11">
            <text:p>£113,502.00</text:p>
          </table:table-cell>
          <table:table-cell office:value-type="currency" office:value="3786502.02" table:style-name="ce13">
            <text:p>£3,786,502.02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9" table:style-name="ce36">
            <text:p>9</text:p>
          </table:table-cell>
          <table:table-cell office:value-type="float" office:value="7.17" table:style-name="ce38">
            <text:p>7.17</text:p>
          </table:table-cell>
          <table:table-cell office:value-type="float" office:value="7" table:style-name="ce43">
            <text:p>7</text:p>
          </table:table-cell>
          <table:table-cell office:value-type="float" office:value="6.5" table:style-name="ce47">
            <text:p>6.5</text:p>
          </table:table-cell>
          <table:table-cell office:value-type="float" office:value="39" table:style-name="ce60">
            <text:p>39</text:p>
          </table:table-cell>
          <table:table-cell office:value-type="float" office:value="37.799999999999997" table:style-name="ce57">
            <text:p>37.8</text:p>
          </table:table-cell>
          <table:table-cell office:value-type="float" office:value="1" table:style-name="ce58">
            <text:p>1</text:p>
          </table:table-cell>
          <table:table-cell office:value-type="float" office:value="1" table:style-name="ce77">
            <text:p>1</text:p>
          </table:table-cell>
          <table:table-cell office:value-type="float" office:value="1" table:style-name="ce79">
            <text:p>1</text:p>
          </table:table-cell>
          <table:table-cell office:value-type="float" office:value="0.8" table:style-name="ce82">
            <text:p>0.8</text:p>
          </table:table-cell>
          <table:table-cell office:value-type="float" office:value="0" table:style-name="ce98">
            <text:p>0</text:p>
          </table:table-cell>
          <table:table-cell office:value-type="float" office:value="0" table:style-name="ce100">
            <text:p>0</text:p>
          </table:table-cell>
          <table:table-cell office:value-type="float" office:value="57" table:content-validation-name="val2" table:style-name="ce102">
            <text:p>57</text:p>
          </table:table-cell>
          <table:table-cell office:value-type="float" office:value="53.269999999999996" table:content-validation-name="val2" table:style-name="ce103">
            <text:p>53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33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52">
            <text:p>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43">
            <text:p>0</text:p>
          </table:table-cell>
          <table:table-cell office:value-type="float" office:value="0" table:style-name="ce145">
            <text:p>0</text:p>
          </table:table-cell>
          <table:table-cell office:value-type="float" office:value="57" table:content-validation-name="val2" table:style-name="ce162">
            <text:p>57</text:p>
          </table:table-cell>
          <table:table-cell office:value-type="float" office:value="53.269999999999996" table:content-validation-name="val2" table:style-name="ce164">
            <text:p>53</text:p>
          </table:table-cell>
          <table:table-cell office:value-type="currency" office:value="158753.17000000001" table:content-validation-name="val1" table:style-name="ce10">
            <text:p>£158,753.17</text:p>
          </table:table-cell>
          <table:table-cell office:value-type="currency" office:value="989.67" table:content-validation-name="val1" table:style-name="ce10">
            <text:p>£989.67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32353.73" table:content-validation-name="val1" table:style-name="ce10">
            <text:p>£32,353.73</text:p>
          </table:table-cell>
          <table:table-cell office:value-type="currency" office:value="16711.599999999999" table:content-validation-name="val1" table:style-name="ce10">
            <text:p>£16,711.60</text:p>
          </table:table-cell>
          <table:table-cell office:value-type="currency" office:value="208808.17000000004" table:style-name="ce11">
            <text:p>£208,808.17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08808.17000000004" table:style-name="ce13">
            <text:p>£208,808.17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24">
            <text:p>Executive Non-Departmental Public Body</text:p>
          </table:table-cell>
          <table:table-cell office:value-type="string" table:style-name="ce27">
            <text:p>Home Office</text:p>
          </table:table-cell>
          <table:table-cell office:value-type="float" office:value="64" table:style-name="ce35">
            <text:p>64</text:p>
          </table:table-cell>
          <table:table-cell office:value-type="float" office:value="62.12" table:style-name="ce37">
            <text:p>62.12</text:p>
          </table:table-cell>
          <table:table-cell office:value-type="float" office:value="75" table:style-name="ce44">
            <text:p>75</text:p>
          </table:table-cell>
          <table:table-cell office:value-type="float" office:value="73.349999999999994" table:style-name="ce46">
            <text:p>73.35</text:p>
          </table:table-cell>
          <table:table-cell office:value-type="float" office:value="66" table:style-name="ce61">
            <text:p>66</text:p>
          </table:table-cell>
          <table:table-cell office:value-type="float" office:value="64.69" table:style-name="ce63">
            <text:p>64.69</text:p>
          </table:table-cell>
          <table:table-cell office:value-type="float" office:value="16" table:style-name="ce71">
            <text:p>16</text:p>
          </table:table-cell>
          <table:table-cell office:value-type="float" office:value="16" table:style-name="ce73">
            <text:p>16</text:p>
          </table:table-cell>
          <table:table-cell office:value-type="float" office:value="4" table:style-name="ce75">
            <text:p>4</text:p>
          </table:table-cell>
          <table:table-cell office:value-type="float" office:value="4" table:style-name="ce92">
            <text:p>4</text:p>
          </table:table-cell>
          <table:table-cell office:value-type="float" office:value="6" table:style-name="ce94">
            <text:p>6</text:p>
          </table:table-cell>
          <table:table-cell office:value-type="float" office:value="1.28" table:style-name="ce95">
            <text:p>1.28</text:p>
          </table:table-cell>
          <table:table-cell office:value-type="float" office:value="231" table:content-validation-name="val2" table:style-name="ce102">
            <text:p>231</text:p>
          </table:table-cell>
          <table:table-cell office:value-type="float" office:value="221.44" table:content-validation-name="val2" table:style-name="ce125">
            <text:p>221</text:p>
          </table:table-cell>
          <table:table-cell office:value-type="float" office:value="4" table:style-name="ce105">
            <text:p>4</text:p>
          </table:table-cell>
          <table:table-cell office:value-type="float" office:value="4" table:style-name="ce114">
            <text:p>4</text:p>
          </table:table-cell>
          <table:table-cell office:value-type="float" office:value="2" table:style-name="ce118">
            <text:p>2</text:p>
          </table:table-cell>
          <table:table-cell office:value-type="float" office:value="1.4" table:style-name="ce169">
            <text:p>1.4</text:p>
          </table:table-cell>
          <table:table-cell office:value-type="float" office:value="0" table:style-name="ce132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4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6" table:style-name="ce143">
            <text:p>6</text:p>
          </table:table-cell>
          <table:table-cell office:value-type="float" office:value="5.4" table:style-name="ce147">
            <text:p>5.40</text:p>
          </table:table-cell>
          <table:table-cell office:value-type="float" office:value="237" table:content-validation-name="val2" table:style-name="ce162">
            <text:p>237</text:p>
          </table:table-cell>
          <table:table-cell office:value-type="float" office:value="226.84" table:content-validation-name="val2" table:style-name="ce165">
            <text:p>227</text:p>
          </table:table-cell>
          <table:table-cell office:value-type="currency" office:value="625808.78" table:content-validation-name="val1" table:style-name="ce10">
            <text:p>£625,808.78</text:p>
          </table:table-cell>
          <table:table-cell office:value-type="currency" office:value="54183.89" table:content-validation-name="val1" table:style-name="ce10">
            <text:p>£54,183.89</text:p>
          </table:table-cell>
          <table:table-cell office:value-type="currency" office:value="1500" table:content-validation-name="val1" table:style-name="ce10">
            <text:p>£1,500.00</text:p>
          </table:table-cell>
          <table:table-cell office:value-type="currency" office:value="27120.39" table:content-validation-name="val1" table:style-name="ce10">
            <text:p>£27,120.39</text:p>
          </table:table-cell>
          <table:table-cell office:value-type="currency" office:value="129262.79" table:content-validation-name="val1" table:style-name="ce10">
            <text:p>£129,262.79</text:p>
          </table:table-cell>
          <table:table-cell office:value-type="currency" office:value="76396.09" table:content-validation-name="val1" table:style-name="ce10">
            <text:p>£76,396.09</text:p>
          </table:table-cell>
          <table:table-cell office:value-type="currency" office:value="914271.94000000006" table:style-name="ce11">
            <text:p>£914,271.94</text:p>
          </table:table-cell>
          <table:table-cell office:value-type="currency" office:value="21306.34" table:content-validation-name="val1" table:style-name="ce12">
            <text:p>£21,306.34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21306.34" table:style-name="ce11">
            <text:p>£21,306.34</text:p>
          </table:table-cell>
          <table:table-cell office:value-type="currency" office:value="935578.28" table:style-name="ce13">
            <text:p>£935,578.28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7" table:style-name="ce40">
            <text:p>7</text:p>
          </table:table-cell>
          <table:table-cell office:value-type="float" office:value="6.9" table:style-name="ce39">
            <text:p>6.9</text:p>
          </table:table-cell>
          <table:table-cell office:value-type="float" office:value="11" table:style-name="ce42">
            <text:p>11</text:p>
          </table:table-cell>
          <table:table-cell office:value-type="float" office:value="9.66" table:style-name="ce45">
            <text:p>9.66</text:p>
          </table:table-cell>
          <table:table-cell office:value-type="float" office:value="83" table:style-name="ce62">
            <text:p>83</text:p>
          </table:table-cell>
          <table:table-cell office:value-type="float" office:value="80.77" table:style-name="ce64">
            <text:p>80.77</text:p>
          </table:table-cell>
          <table:table-cell office:value-type="float" office:value="5" table:style-name="ce72">
            <text:p>5</text:p>
          </table:table-cell>
          <table:table-cell office:value-type="float" office:value="4.59" table:style-name="ce74">
            <text:p>4.59</text:p>
          </table:table-cell>
          <table:table-cell office:value-type="float" office:value="1" table:style-name="ce76">
            <text:p>1</text:p>
          </table:table-cell>
          <table:table-cell office:value-type="float" office:value="1" table:style-name="ce91">
            <text:p>1</text:p>
          </table:table-cell>
          <table:table-cell office:value-type="float" office:value="0" table:style-name="ce93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107" table:content-validation-name="val2" table:style-name="ce101">
            <text:p>107</text:p>
          </table:table-cell>
          <table:table-cell office:value-type="float" office:value="102.92" table:content-validation-name="val2" table:style-name="ce101">
            <text:p>103</text:p>
          </table:table-cell>
          <table:table-cell office:value-type="float" office:value="1" table:style-name="ce126">
            <text:p>1</text:p>
          </table:table-cell>
          <table:table-cell office:value-type="float" office:value="1" table:style-name="ce127">
            <text:p>1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68">
            <text:p>0</text:p>
          </table:table-cell>
          <table:table-cell office:value-type="float" office:value="3" table:style-name="ce170">
            <text:p>3</text:p>
          </table:table-cell>
          <table:table-cell office:value-type="float" office:value="2.08" table:style-name="ce171">
            <text:p>2.08</text:p>
          </table:table-cell>
          <table:table-cell office:value-type="float" office:value="0" table:style-name="ce172">
            <text:p>0</text:p>
          </table:table-cell>
          <table:table-cell office:value-type="float" office:value="0" table:style-name="ce173">
            <text:p>0</text:p>
          </table:table-cell>
          <table:table-cell office:value-type="float" office:value="4" table:style-name="ce151">
            <text:p>4</text:p>
          </table:table-cell>
          <table:table-cell office:value-type="float" office:value="3.08" table:style-name="ce150">
            <text:p>3.1</text:p>
          </table:table-cell>
          <table:table-cell office:value-type="float" office:value="111" table:content-validation-name="val2" table:style-name="ce166">
            <text:p>111</text:p>
          </table:table-cell>
          <table:table-cell office:value-type="float" office:value="106" table:content-validation-name="val2" table:style-name="ce166">
            <text:p>106</text:p>
          </table:table-cell>
          <table:table-cell office:value-type="currency" office:value="261987.13" table:content-validation-name="val1" table:style-name="ce10">
            <text:p>£261,987.13</text:p>
          </table:table-cell>
          <table:table-cell office:value-type="currency" office:value="8035.9400000000005" table:content-validation-name="val1" table:style-name="ce10">
            <text:p>£8,035.94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52192.1" table:content-validation-name="val1" table:style-name="ce10">
            <text:p>£52,192.10</text:p>
          </table:table-cell>
          <table:table-cell office:value-type="currency" office:value="29744.46" table:content-validation-name="val1" table:style-name="ce10">
            <text:p>£29,744.46</text:p>
          </table:table-cell>
          <table:table-cell office:value-type="currency" office:value="351959.63" table:style-name="ce11">
            <text:p>£351,959.63</text:p>
          </table:table-cell>
          <table:table-cell office:value-type="currency" office:value="3358.43" table:content-validation-name="val1" table:style-name="ce12">
            <text:p>£3,358.43</text:p>
          </table:table-cell>
          <table:table-cell office:value-type="currency" office:value="29595.919999999998" table:content-validation-name="val1" table:style-name="ce12">
            <text:p>£29,595.92</text:p>
          </table:table-cell>
          <table:table-cell office:value-type="currency" office:value="32954.35" table:style-name="ce11">
            <text:p>£32,954.35</text:p>
          </table:table-cell>
          <table:table-cell office:value-type="currency" office:value="384913.98" table:style-name="ce13">
            <text:p>£384,913.98</text:p>
          </table:table-cell>
          <table:table-cell table:content-validation-name="val2" table:style-name="ce14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">
      <number:number number:decimal-places="1" number:min-integer-digits="1" number:grouping="true"/>
    </number:number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date-style style:name="N42">
      <number:day number:style="long"/>
      <number:text>:</number:text>
      <number:hours number:style="long"/>
      <number:text>:</number:text>
      <number:minutes number:style="long"/>
    </number:date-style>
    <number:date-style style:name="N43">
      <number:day-of-week number:style="long"/>
      <number:text>/</number:text>
      <number:month number:style="long"/>
      <number:text>/</number:text>
      <number:year number:style="long"/>
    </number:date-style>
    <number:time-style style:name="N44">
      <number:hours number:style="long"/>
      <number:text>:</number:text>
      <number:minutes number:style="long"/>
    </number:time-style>
    <number:number-style style:name="N45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6P0">
      <number:number number:decimal-places="2" number:min-integer-digits="1" number:grouping="true"/>
    </number:number-style>
    <number:number-style style:name="N46">
      <style:text-properties fo:color="#FF0000"/>
      <number:text>-</number:text>
      <number:number number:decimal-places="2" number:min-integer-digits="1" number:grouping="true"/>
      <style:map style:condition="value()&gt;=0" style:apply-style-name="N46P0"/>
    </number:number-style>
    <number:number-style style:name="N47">
      <number:number number:decimal-places="0" number:min-integer-digits="11">
        <number:embedded-text number:position="5"> </number:embedded-text>
      </number:number>
    </number:number-style>
    <number:number-style style:name="N48P0"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number-style style:name="N49P0">
      <number:text>N-</number:text>
      <number:number number:decimal-places="0" number:min-integer-digits="4"/>
    </number:number-style>
    <number:number-style style:name="N49">
      <number:number number:min-integer-digits="1"/>
      <style:map style:condition="value()&lt;=9999" style:apply-style-name="N49P0"/>
    </number:number-style>
    <number:text-style style:name="N50P0"/>
    <number:text-style style:name="N50P1"/>
    <number:text-style style:name="N50P2"/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text-style style:name="N51P0"/>
    <number:text-style style:name="N51P1"/>
    <number:text-style style:name="N51"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2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2P0"/>
    </number:number-style>
    <number:time-style style:name="N53" number:truncate-on-overflow="false">
      <number:hours/>
      <number:text>:</number:text>
      <number:minutes number:style="long"/>
    </number:time-style>
    <number:time-style style:name="N54" number:truncate-on-overflow="false">
      <number:hours number:style="long"/>
      <number:text>:</number:text>
      <number:minutes number:style="long"/>
    </number:time-style>
    <number:number-style style:name="N55">
      <number:number number:decimal-places="0" number:min-integer-digits="2"/>
    </number:number-style>
    <number:number-style style:name="N56">
      <number:number number:decimal-places="0" number:min-integer-digits="3"/>
    </number:number-style>
    <number:number-style style:name="N57">
      <number:number number:decimal-places="0" number:min-integer-digits="1" number:grouping="true" number:display-factor="1000"/>
    </number:number-style>
    <number:number-style style:name="N58P0">
      <style:text-properties fo:color="#0000FF"/>
      <number:number number:decimal-places="2" number:min-integer-digits="1" number:grouping="true"/>
    </number:number-style>
    <number:number-style style:name="N58P1">
      <style:text-properties fo:color="#FF0000"/>
      <number:text>-</number:text>
      <number:number number:decimal-places="2" number:min-integer-digits="1" number:grouping="true"/>
    </number:number-style>
    <number:number-style style:name="N58">
      <number:number number:decimal-places="2" number:min-integer-digits="1"/>
      <style:map style:condition="value()&gt;0" style:apply-style-name="N58P0"/>
      <style:map style:condition="value()&lt;0" style:apply-style-name="N58P1"/>
    </number:number-style>
    <number:number-style style:name="N59P0">
      <number:text>kr</number:text>
      <number:number number:decimal-places="0" number:min-integer-digits="1" number:grouping="true" number:display-factor="1000"/>
    </number:number-style>
    <number:number-style style:name="N59">
      <number:text>kr-</number:text>
      <number:number number:decimal-places="0" number:min-integer-digits="1" number:grouping="true" number:display-factor="1000"/>
      <style:map style:condition="value()&gt;=0" style:apply-style-name="N59P0"/>
    </number:number-style>
    <number:number-style style:name="N60P0">
      <style:text-properties fo:color="#0000FF"/>
      <number:text>kr</number:text>
      <number:number number:decimal-places="2" number:min-integer-digits="1" number:grouping="true"/>
    </number:number-style>
    <number:number-style style:name="N60P1">
      <style:text-properties fo:color="#FF0000"/>
      <number:text>kr-</number:text>
      <number:number number:decimal-places="2" number:min-integer-digits="1" number:grouping="true"/>
    </number:number-style>
    <number:number-style style:name="N60">
      <number:number number:decimal-places="2" number:min-integer-digits="1"/>
      <style:map style:condition="value()&gt;0" style:apply-style-name="N60P0"/>
      <style:map style:condition="value()&lt;0" style:apply-style-name="N60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40"/>
    <style:style style:name="Comma_32_3" style:display-name="Comma 3" style:family="table-cell" style:data-style-name="N40"/>
    <style:style style:name="Comma_32_4" style:display-name="Comma 4" style:family="table-cell" style:data-style-name="N40"/>
    <style:style style:name="Comma_32_5" style:display-name="Comma 5" style:family="table-cell" style:data-style-name="N40"/>
    <style:style style:name="Comma_32_5_32_2" style:display-name="Comma 5 2" style:family="table-cell" style:data-style-name="N40"/>
    <style:style style:name="Comma_32_6" style:display-name="Comma 6" style:family="table-cell" style:data-style-name="N40"/>
    <style:style style:name="Comma_32_7" style:display-name="Comma 7" style:family="table-cell" style:data-style-name="N40"/>
    <style:style style:name="Currency_32_2" style:display-name="Currency 2" style:family="table-cell" style:data-style-name="N41"/>
    <style:style style:name="DagerOgTimer" style:family="table-cell" style:data-style-name="N42"/>
    <style:style style:name="DagOgDato" style:family="table-cell" style:data-style-name="N43"/>
    <style:style style:name="DagOgDatoLang" style:family="table-cell" style:data-style-name="N43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4"/>
    <style:style style:name="Konto" style:family="table-cell" style:data-style-name="N45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7"/>
    <style:style style:name="PostNr" style:family="table-cell" style:data-style-name="N48"/>
    <style:style style:name="PostNrNorge" style:family="table-cell" style:data-style-name="N49"/>
    <style:style style:name="SkjulAlt" style:family="table-cell" style:data-style-name="N50"/>
    <style:style style:name="SkjulTall" style:family="table-cell" style:data-style-name="N51"/>
    <style:style style:name="Telefon" style:family="table-cell" style:data-style-name="N52"/>
    <style:style style:name="Timer1" style:family="table-cell" style:data-style-name="N53"/>
    <style:style style:name="Timer2" style:family="table-cell" style:data-style-name="N54"/>
    <style:style style:name="ToSiffer" style:family="table-cell" style:data-style-name="N55"/>
    <style:style style:name="TreSiffer" style:family="table-cell" style:data-style-name="N56"/>
    <style:style style:name="Tusenskille1000" style:family="table-cell" style:data-style-name="N57"/>
    <style:style style:name="TusenskilleFarger" style:family="table-cell" style:data-style-name="N58"/>
    <style:style style:name="Valuta1000" style:family="table-cell" style:data-style-name="N59"/>
    <style:style style:name="ValutaFarger" style:family="table-cell" style:data-style-name="N60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Minal Patel</dc:creator>
    <meta:creation-date>2012-07-18T14:50:11Z</meta:creation-date>
    <dc:date>2017-10-20T15:01:52Z</dc:date>
  </office:meta>
</office:document-meta>
</file>